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opacity="100%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0.052cm" fo:min-width="0cm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0.231cm" fo:min-width="0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43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7.47cm" fo:min-width="0cm"/>
    </style:style>
    <style:style style:name="gr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ouble_20_Dash" svg:stroke-color="#000000" svg:stroke-linecap="butt" draw:fill="none" draw:fill-color="#ffffff" draw:opacity="70%" fo:min-height="2.611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svg:stroke-color="#000000" draw:fill="none" draw:fill-color="#ffffff" fo:min-height="3.547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opacity="100%" fo:min-height="0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ouble_20_Dash" svg:stroke-color="#000000" svg:stroke-linecap="butt" draw:fill="none" draw:fill-color="#ffffff" draw:opacity="70%" fo:min-height="2.61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vertical-align="middle" draw:auto-grow-height="false" fo:min-height="1.973cm" fo:min-width="2.357cm" fo:wrap-option="wrap"/>
    </style:style>
    <style:style style:name="gr22" style:family="graphic" style:parent-style-name="standard">
      <style:graphic-properties draw:stroke="none" svg:stroke-color="#000000" draw:fill="none" draw:fill-color="#ffffff" draw:opacity="100%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 draw:opacity="70%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 style:writing-mode="lr-tb"/>
      <style:text-properties fo:font-size="15pt"/>
    </style:style>
    <style:style style:name="T1" style:family="text">
      <style:text-properties fo:font-size="13pt"/>
    </style:style>
    <style:style style:name="T2" style:family="text">
      <style:text-properties fo:color="#666666" loext:opacity="100%" style:text-underline-style="solid" style:text-underline-width="auto" style:text-underline-color="font-color"/>
    </style:style>
    <style:style style:name="T3" style:family="text">
      <style:text-properties fo:font-size="10pt"/>
    </style:style>
    <style:style style:name="T4" style:family="text">
      <style:text-properties fo:color="#069a2e" loext:opacity="100%"/>
    </style:style>
    <style:style style:name="T5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0.962cm" svg:x="3.122cm" svg:y="1.725cm">
          <draw:text-box>
            <text:p text:style-name="P1">Client</text:p>
          </draw:text-box>
        </draw:frame>
        <draw:frame draw:style-name="gr2" draw:text-style-name="P3" draw:layer="layout" svg:width="2.385cm" svg:height="0.962cm" svg:x="23.245cm" svg:y="24.838cm">
          <draw:text-box>
            <text:p text:style-name="P1">Issuer</text:p>
          </draw:text-box>
        </draw:frame>
        <draw:custom-shape draw:style-name="gr3" draw:text-style-name="P4" draw:layer="layout" svg:width="0.186cm" svg:height="10.302cm" svg:x="4.574cm" svg:y="2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87cm" svg:height="10.481cm" svg:x="24.318cm" svg:y="2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7.302cm" svg:height="0.763cm" svg:x="10.363cm" svg:y="26.127cm">
          <draw:text-box>
            <text:p text:style-name="P1"><text:span text:style-name="T1">Authorization Req.</text:span></text:p>
          </draw:text-box>
        </draw:frame>
        <draw:frame draw:style-name="gr6" draw:text-style-name="P5" draw:layer="layout" svg:width="4.059cm" svg:height="0.763cm" svg:x="12.018cm" svg:y="32.061cm">
          <draw:text-box>
            <text:p text:style-name="P1"><text:span text:style-name="T1">Token Req./Resp</text:span></text:p>
          </draw:text-box>
        </draw:frame>
        <draw:frame draw:style-name="gr7" draw:text-style-name="P5" draw:layer="layout" svg:width="5.397cm" svg:height="0.763cm" svg:x="11.297cm" svg:y="33.837cm">
          <draw:text-box>
            <text:p text:style-name="P1"><text:span text:style-name="T1">Credential Req./Resp.</text:span></text:p>
          </draw:text-box>
        </draw:frame>
        <draw:custom-shape draw:style-name="gr8" draw:text-style-name="P4" draw:layer="layout" svg:width="0.186cm" svg:height="17.72cm" svg:x="13.096cm" svg:y="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2.905cm" svg:y1="22.865cm" svg:x2="27.67cm" svg:y2="22.912cm">
          <text:p/>
        </draw:line>
        <draw:frame draw:style-name="gr10" draw:text-style-name="P7" draw:layer="layout" svg:width="3.175cm" svg:height="0.962cm" draw:transform="rotate (-1.5707963267949) translate (27.532cm 24.002cm)">
          <draw:text-box>
            <text:p><text:span text:style-name="T2">O</text:span><text:span text:style-name="T2">I</text:span><text:span text:style-name="T2">D</text:span><text:span text:style-name="T2">4</text:span><text:span text:style-name="T2">V</text:span><text:span text:style-name="T2">C</text:span></text:p>
          </draw:text-box>
        </draw:frame>
        <draw:line draw:style-name="gr11" draw:text-style-name="P6" draw:layer="layout" svg:x1="5.091cm" svg:y1="26.936cm" svg:x2="23.86cm" svg:y2="26.905cm">
          <text:p/>
        </draw:line>
        <draw:line draw:style-name="gr11" draw:text-style-name="P6" draw:layer="layout" svg:x1="23.86cm" svg:y1="31.322cm" svg:x2="5.091cm" svg:y2="31.337cm">
          <text:p/>
        </draw:line>
        <draw:line draw:style-name="gr11" draw:text-style-name="P6" draw:layer="layout" svg:x1="23.86cm" svg:y1="33.127cm" svg:x2="5.127cm" svg:y2="33.127cm">
          <text:p/>
        </draw:line>
        <draw:line draw:style-name="gr11" draw:text-style-name="P6" draw:layer="layout" svg:x1="5.127cm" svg:y1="32.792cm" svg:x2="23.86cm" svg:y2="32.792cm">
          <text:p/>
        </draw:line>
        <draw:line draw:style-name="gr11" draw:text-style-name="P6" draw:layer="layout" svg:x1="23.86cm" svg:y1="35.032cm" svg:x2="5.093cm" svg:y2="35.039cm">
          <text:p/>
        </draw:line>
        <draw:line draw:style-name="gr11" draw:text-style-name="P6" draw:layer="layout" svg:x1="5.093cm" svg:y1="34.738cm" svg:x2="23.86cm" svg:y2="34.715cm">
          <text:p/>
        </draw:line>
        <draw:custom-shape draw:style-name="gr8" draw:text-style-name="P4" draw:layer="layout" svg:width="0.186cm" svg:height="17.72cm" svg:x="4.524cm" svg:y="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186cm" svg:height="17.72cm" svg:x="24.292cm" svg:y="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86cm" svg:height="1.15cm" draw:transform="rotate (-1.5707963267949) translate (27.512cm 19.047cm)">
          <draw:text-box>
            <text:p><text:span text:style-name="T2">DidCo</text:span><text:span text:style-name="T2">mm</text:span></text:p>
          </draw:text-box>
        </draw:frame>
        <draw:line draw:style-name="gr11" draw:text-style-name="P6" draw:layer="layout" svg:x1="5.027cm" svg:y1="4.682cm" svg:x2="24.077cm" svg:y2="4.682cm">
          <text:p/>
        </draw:line>
        <draw:line draw:style-name="gr11" draw:text-style-name="P6" draw:layer="layout" svg:x1="24.077cm" svg:y1="9.99cm" svg:x2="13.6cm" svg:y2="9.99cm">
          <text:p/>
        </draw:line>
        <draw:frame draw:style-name="gr13" draw:text-style-name="P3" draw:layer="layout" svg:width="3.81cm" svg:height="1.673cm" svg:x="22.49cm" svg:y="1.014cm">
          <draw:text-box>
            <text:p text:style-name="P1">Öffent. Issuer DID</text:p>
          </draw:text-box>
        </draw:frame>
        <draw:frame draw:style-name="gr14" draw:text-style-name="P9" draw:layer="layout" svg:width="8.255cm" svg:height="3.403cm" svg:x="15.187cm" svg:y="4.936cm">
          <draw:text-box>
            <text:p text:style-name="P8"><text:span text:style-name="T3">DidComm </text:span><text:span text:style-name="T3">Plaintext </text:span><text:span text:style-name="T3">Msg.:</text:span></text:p>
            <text:p text:style-name="P8"><text:span text:style-name="T3"/></text:p>
            <text:p text:style-name="P8"><text:span text:style-name="T3">{</text:span></text:p>
            <text:p text:style-name="P8"><text:span text:style-name="T3"><text:s text:c="2"/></text:span><text:span text:style-name="T3">"from": </text:span><text:span text:style-name="T3">"did:peer:cli</text:span><text:span text:style-name="T3">ent",</text:span></text:p>
            <text:p text:style-name="P8"><text:span text:style-name="T3"><text:s text:c="2"/></text:span><text:span text:style-name="T3">"to": </text:span><text:span text:style-name="T3">["did:x:issu</text:span><text:span text:style-name="T3">er"],</text:span></text:p>
            <text:p text:style-name="P8"><text:span text:style-name="T3"><text:s text:c="2"/></text:span><text:span text:style-name="T3">"body": {}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5" draw:text-style-name="P10" draw:layer="layout" svg:width="8.89cm" svg:height="4.585cm" svg:x="14.67cm" svg:y="10.405cm">
          <draw:text-box>
            <text:p text:style-name="P8"><text:span text:style-name="T3">{</text:span></text:p>
            <text:p text:style-name="P8"><text:span text:style-name="T3"><text:s text:c="4"/></text:span><text:span text:style-name="T3">"type": </text:span><text:span text:style-name="T3">"https://didcomm.</text:span><text:span text:style-name="T3">org/routing/2.0/for</text:span><text:span text:style-name="T3">ward",</text:span></text:p>
            <text:p text:style-name="P8"><text:span text:style-name="T3"><text:s text:c="4"/></text:span><text:span text:style-name="T3">"to": </text:span><text:span text:style-name="T3">["did:x:mediator"]</text:span><text:span text:style-name="T3">,</text:span></text:p>
            <text:p text:style-name="P8"><text:span text:style-name="T3"><text:s text:c="4"/></text:span><text:span text:style-name="T3">"body":{</text:span></text:p>
            <text:p text:style-name="P8"><text:span text:style-name="T3"><text:s text:c="8"/></text:span><text:span text:style-name="T3">"next": </text:span><text:span text:style-name="T3">"did:peer:client"</text:span></text:p>
            <text:p text:style-name="P8"><text:span text:style-name="T3"><text:s text:c="4"/></text:span><text:span text:style-name="T3">},</text:span></text:p>
            <text:p text:style-name="P8"><text:span text:style-name="T3"><text:s text:c="4"/></text:span><text:span text:style-name="T3">"attachments": </text:span><text:span text:style-name="T3">[</text:span></text:p>
            <text:p text:style-name="P8"><text:span text:style-name="T3"><text:s text:c="8"/></text:span><text:span text:style-name="T3">&lt;Message&gt;</text:span></text:p>
            <text:p text:style-name="P8"><text:span text:style-name="T3"><text:s text:c="4"/></text:span><text:span text:style-name="T3">]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6" draw:text-style-name="P5" draw:layer="layout" svg:width="5.584cm" svg:height="0.763cm" svg:x="15.953cm" svg:y="9.327cm">
          <draw:text-box>
            <text:p text:style-name="P1"><text:span text:style-name="T1">Resp.</text:span></text:p>
          </draw:text-box>
        </draw:frame>
        <draw:line draw:style-name="gr17" draw:text-style-name="P6" draw:layer="layout" svg:x1="12.647cm" svg:y1="9.99cm" svg:x2="4.927cm" svg:y2="9.99cm">
          <text:p/>
        </draw:line>
        <draw:frame draw:style-name="gr18" draw:text-style-name="P10" draw:layer="layout" svg:width="5.081cm" svg:height="4.191cm" svg:x="6.397cm" svg:y="10.495cm">
          <draw:text-box>
            <text:p text:style-name="P8"><text:span text:style-name="T3">{</text:span></text:p>
            <text:p text:style-name="P8"><text:span text:style-name="T3"><text:s text:c="2"/></text:span><text:span text:style-name="T3">"type": "&lt;some </text:span><text:span text:style-name="T3">type&gt;”,</text:span></text:p>
            <text:p text:style-name="P8"><text:span text:style-name="T3"><text:s text:c="2"/></text:span><text:span text:style-name="T3">"from": </text:span><text:span text:style-name="T3">"did:x:mediator",</text:span></text:p>
            <text:p text:style-name="P8"><text:span text:style-name="T3"><text:s text:c="2"/></text:span><text:span text:style-name="T3">"to": </text:span><text:span text:style-name="T3">["did:peer:client"],</text:span></text:p>
            <text:p text:style-name="P8"><text:span text:style-name="T3"><text:s text:c="2"/></text:span><text:span text:style-name="T3">"body": {</text:span></text:p>
            <text:p text:style-name="P8"><text:span text:style-name="T3"><text:s text:c="6"/>“</text:span><text:span text:style-name="T3">nonce”: xyz,</text:span></text:p>
            <text:p text:style-name="P8"><text:span text:style-name="T3"><text:s text:c="6"/>“</text:span><text:span text:style-name="T3">metadata”: {...}</text:span></text:p>
            <text:p text:style-name="P8"><text:span text:style-name="T3"><text:s text:c="2"/></text:span><text:span text:style-name="T3">}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6" draw:text-style-name="P5" draw:layer="layout" svg:width="5.584cm" svg:height="0.763cm" svg:x="6.111cm" svg:y="9.255cm">
          <draw:text-box>
            <text:p text:style-name="P1"><text:span text:style-name="T1">Resp.</text:span></text:p>
          </draw:text-box>
        </draw:frame>
        <draw:line draw:style-name="gr11" draw:text-style-name="P6" draw:layer="layout" svg:x1="5.027cm" svg:y1="17.782cm" svg:x2="24.077cm" svg:y2="17.782cm">
          <text:p/>
        </draw:line>
        <draw:frame draw:style-name="gr16" draw:text-style-name="P5" draw:layer="layout" svg:width="3.158cm" svg:height="0.763cm" svg:x="13.717cm" svg:y="16.897cm">
          <draw:text-box>
            <text:p text:style-name="P1"><text:span text:style-name="T1">ACK or error</text:span></text:p>
          </draw:text-box>
        </draw:frame>
        <draw:frame draw:style-name="gr1" draw:text-style-name="P2" draw:layer="layout" svg:width="2.858cm" svg:height="0.962cm" svg:x="3.219cm" svg:y="25.038cm">
          <draw:text-box>
            <text:p text:style-name="P1">Client</text:p>
          </draw:text-box>
        </draw:frame>
        <draw:frame draw:style-name="gr19" draw:text-style-name="P2" draw:layer="layout" svg:width="3.248cm" svg:height="0.962cm" svg:x="11.522cm" svg:y="1.725cm">
          <draw:text-box>
            <text:p text:style-name="P1">Mediator</text:p>
          </draw:text-box>
        </draw:frame>
        <draw:frame draw:style-name="gr16" draw:text-style-name="P5" draw:layer="layout" svg:width="2.222cm" svg:height="0.763cm" svg:x="13.383cm" svg:y="3.947cm">
          <draw:text-box>
            <text:p text:style-name="P1"><text:span text:style-name="T1">Req.</text:span></text:p>
          </draw:text-box>
        </draw:frame>
        <draw:frame draw:style-name="gr20" draw:text-style-name="P9" draw:layer="layout" svg:width="8.255cm" svg:height="2.861cm" svg:x="9.89cm" svg:y="27.135cm">
          <draw:text-box>
            <text:p text:style-name="P11">GET auth.com/authorize?</text:p>
            <text:p text:style-name="P11"><text:s text:c="3"/>response_type=code</text:p>
            <text:p text:style-name="P11"><text:s text:c="3"/>&amp;client_id=…</text:p>
            <text:p text:style-name="P11"><text:s text:c="3"/>&amp;authorization_details= &lt;angeforderte Creds.&gt;</text:p>
            <text:p text:style-name="P11"><text:span text:style-name="T4"><text:s text:c="3"/></text:span><text:span text:style-name="T4">&amp;conn_reference=xyz</text:span></text:p>
          </draw:text-box>
        </draw:frame>
        <draw:frame draw:style-name="gr5" draw:text-style-name="P5" draw:layer="layout" svg:width="7.302cm" svg:height="0.763cm" svg:x="10.363cm" svg:y="30.628cm">
          <draw:text-box>
            <text:p text:style-name="P1"><text:span text:style-name="T1">Authorization </text:span><text:span text:style-name="T1">Resp.</text:span></text:p>
          </draw:text-box>
        </draw:frame>
        <draw:custom-shape draw:style-name="gr21" draw:text-style-name="P12" draw:layer="layout" svg:width="2.857cm" svg:height="2.222cm" draw:transform="rotate (-1.5707963267949) translate (4.531cm 21.346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13" draw:layer="layout" svg:width="3.492cm" svg:height="0.953cm" draw:transform="rotate (1.5707963267949) translate (1.356cm 24.52cm)">
          <draw:text-box>
            <text:p text:style-name="P1"><text:span text:style-name="T5">No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4:34:25.130937993</meta:creation-date>
    <dc:date>2023-08-22T14:47:27.600094634</dc:date>
    <meta:editing-duration>PT2H33M57S</meta:editing-duration>
    <meta:editing-cycles>9</meta:editing-cycles>
    <meta:generator>LibreOffice/7.3.7.2$Linux_X86_64 LibreOffice_project/30$Build-2</meta:generator>
    <meta:document-statistic meta:object-count="37"/>
  </office:meta>
</office:document-meta>
</file>